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Selectorized Leg Extension</text:p>
          </table:table-cell>
          <table:table-cell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DB Step Up</text:p>
          </table:table-cell>
          <table:table-cell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Selectorized Leg Curl</text:p>
          </table:table-cell>
          <table:table-cell table:style-name="ce3" office:value-type="string">
            <text:p>15/15/15/15</text:p>
          </table:table-cell>
          <table:table-cell/>
        </table:table-row>
        <table:table-row table:style-name="ro2">
          <table:table-cell office:value-type="string">
            <text:p>Selectorized Individ Leg Curl</text:p>
          </table:table-cell>
          <table:table-cell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BW Lunge</text:p>
          </table:table-cell>
          <table:table-cell table:style-name="ce3" office:value-type="string">
            <text:p>16/16/16</text:p>
          </table:table-cell>
          <table:table-cell/>
        </table:table-row>
        <table:table-row table:style-name="ro1">
          <table:table-cell office:value-type="string">
            <text:p>Stair BW Calf Raise</text:p>
          </table:table-cell>
          <table:table-cell office:value-type="date" office:date-value="2012-12-12">
            <text:p>12/12/12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2/26/2018</text:date>, <text:time>15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Reina</meta:initial-creator>
    <meta:creation-date>2018-02-26T14:59:42.78</meta:creation-date>
    <dc:date>2018-02-26T15:01:42.33</dc:date>
    <dc:creator>Justin Reina</dc:creator>
    <meta:editing-duration>PT1M59S</meta:editing-duration>
    <meta:editing-cycles>1</meta:editing-cycles>
    <meta:document-statistic meta:table-count="3" meta:cell-count="15" meta:object-count="0"/>
    <meta:generator>OpenOffice/4.1.5$Win32 OpenOffice.org_project/415m1$Build-9789</meta:generator>
  </office:meta>
</office:document-meta>
</file>